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6.4951in" style:rel-column-width="65535*"/>
    </style:style>
    <style:style style:name="Таблица1.1" style:family="table-row">
      <style:table-row-properties style:min-row-height="0.7889in"/>
    </style:style>
    <style:style style:name="Таблица1.A1" style:family="table-cell">
      <style:table-cell-properties fo:padding="0.0382in" fo:border="0.5pt solid #000000"/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6.4951in" style:rel-column-width="65535*"/>
    </style:style>
    <style:style style:name="Таблица2.A1" style:family="table-cell">
      <style:table-cell-properties fo:padding="0.0382in" fo:border="0.5pt solid #000000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Contents">
      <style:text-properties fo:font-size="12pt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pt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pt" fo:font-weight="bold" style:font-weight-asian="bold" style:font-weight-complex="bold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11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674a37" officeooo:paragraph-rsid="0376688a"/>
    </style:style>
    <style:style style:name="P14" style:family="paragraph" style:parent-style-name="Text_20_body">
      <style:text-properties officeooo:rsid="0398c4ca" officeooo:paragraph-rsid="0398c4ca"/>
    </style:style>
    <style:style style:name="P15" style:family="paragraph" style:parent-style-name="Text_20_body">
      <style:text-properties fo:font-style="italic" officeooo:rsid="0383a1b6" officeooo:paragraph-rsid="0376688a" style:font-style-asian="italic" style:font-style-complex="italic"/>
    </style:style>
    <style:style style:name="P16" style:family="paragraph" style:parent-style-name="Text_20_body">
      <style:text-properties fo:font-style="italic" officeooo:rsid="0398c4ca" officeooo:paragraph-rsid="0398c4ca" style:font-style-asian="italic" style:font-style-complex="italic"/>
    </style:style>
    <style:style style:name="P1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0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21" style:family="paragraph" style:parent-style-name="Heading_20_1">
      <style:paragraph-properties fo:break-before="page"/>
      <style:text-properties officeooo:rsid="02385c61"/>
    </style:style>
    <style:style style:name="P22" style:family="paragraph" style:parent-style-name="Text_20_body">
      <style:text-properties fo:font-style="italic" officeooo:rsid="0398c4ca" officeooo:paragraph-rsid="0398c4ca" style:font-style-asian="italic" style:font-style-complex="italic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6a5d25" style:font-weight-asian="bold" style:font-weight-complex="bold"/>
    </style:style>
    <style:style style:name="T8" style:family="text">
      <style:text-properties officeooo:rsid="035f21e1"/>
    </style:style>
    <style:style style:name="T9" style:family="text">
      <style:text-properties officeooo:rsid="036266e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6a5d25" style:font-style-asian="italic" style:font-style-complex="italic"/>
    </style:style>
    <style:style style:name="T12" style:family="text">
      <style:text-properties fo:font-style="italic" officeooo:rsid="036b0fac" style:font-style-asian="italic" style:font-style-complex="italic"/>
    </style:style>
    <style:style style:name="T13" style:family="text">
      <style:text-properties fo:font-style="italic" officeooo:rsid="037827b8" style:font-style-asian="italic" style:font-style-complex="italic"/>
    </style:style>
    <style:style style:name="T14" style:family="text">
      <style:text-properties fo:font-style="italic" officeooo:rsid="037e2090" style:font-style-asian="italic" style:font-style-complex="italic"/>
    </style:style>
    <style:style style:name="T15" style:family="text">
      <style:text-properties fo:font-style="italic" officeooo:rsid="0383a1b6" style:font-style-asian="italic" style:font-style-complex="italic"/>
    </style:style>
    <style:style style:name="T16" style:family="text">
      <style:text-properties fo:font-style="italic" officeooo:rsid="0385a5e3" style:font-style-asian="italic" style:font-style-complex="italic"/>
    </style:style>
    <style:style style:name="T17" style:family="text">
      <style:text-properties officeooo:rsid="036a5d25"/>
    </style:style>
    <style:style style:name="T18" style:family="text">
      <style:text-properties officeooo:rsid="036ee5ac"/>
    </style:style>
    <style:style style:name="T19" style:family="text">
      <style:text-properties officeooo:rsid="03729bb9"/>
    </style:style>
    <style:style style:name="T20" style:family="text">
      <style:text-properties officeooo:rsid="03746afa"/>
    </style:style>
    <style:style style:name="T21" style:family="text">
      <style:text-properties officeooo:rsid="0376688a"/>
    </style:style>
    <style:style style:name="T22" style:family="text">
      <style:text-properties fo:font-weight="normal" officeooo:rsid="037ad071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8" loext:marker-style-name="T3"><text:span text:style-name="T3">Факультет Программной Инженерии и Компьютерной Техники </text:span></text:p>
      <text:p text:style-name="P2">Лабораторная работа по Базам данных №<text:span text:style-name="T8">1</text:span></text:p>
      <text:p text:style-name="P10">Вариант <text:span text:style-name="T8">53307</text:span></text:p>
      <text:p text:style-name="P4">Выполнил: Снагин Станислав Максимович</text:p>
      <text:p text:style-name="P8"><text:span text:style-name="T4">Проверил: </text:span><text:span text:style-name="T5">Райла Мартин</text:span></text:p>
      <text:p text:style-name="P3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1"><text:a xlink:type="simple" xlink:href="#__RefHeading___Toc2108_4178638284" text:style-name="Index_20_Link" text:visited-style-name="Index_20_Link">Ход работы<text:tab/>3</text:a></text:p>
          <text:p text:style-name="P12"><text:a xlink:type="simple" xlink:href="#__RefHeading___Toc2110_4178638284" text:style-name="Index_20_Link" text:visited-style-name="Index_20_Link">Текст задания<text:tab/>3</text:a></text:p>
        </text:index-body>
      </text:table-of-content>
      <text:h text:style-name="P20" text:outline-level="1"/>
      <text:h text:style-name="P21" text:outline-level="1"><text:bookmark-start text:name="__RefHeading___Toc2108_4178638284"/>Ход работы<text:bookmark-end text:name="__RefHeading___Toc2108_4178638284"/></text:h>
      <text:h text:style-name="Heading_20_2" text:outline-level="2"><text:bookmark-start text:name="__RefHeading___Toc2110_4178638284"/>Текст задания<text:bookmark-end text:name="__RefHeading___Toc2110_4178638284"/></text:h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Камеры не показали последующих событий, и это само по себе было подозрительно. Боумен услышал крик Пула, затем наступила тишина. Спустя мгновение он увидел, как тело товарища уплывает в космос. Аппарат, выйдя из-под контроля, протаранил Пула.</text:p>
          </table:table-cell>
        </table:table-row>
      </table:table>
      <text:p text:style-name="Text_20_body"/>
      <text:h text:style-name="Heading_20_2" text:outline-level="2">Расширенный вариант текста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<text:s/>Несмотря <text:s/>на <text:s/>сомнения, <text:s/>они <text:s/>действовали <text:s/>по <text:s/>плану. <text:s/>Пул <text:s/>покинул</text:p>
            <text:p text:style-name="P6">"Дискавери" на одном из небольших аппаратов, предназначенных для работ в</text:p>
            <text:p text:style-name="P6">космосе. <text:s/>Но <text:s/>манипуляторы не <text:s/>могли выполнить тонкую операцию по замене</text:p>
            <text:p text:style-name="P6">блока, и Пул занялся этим вручную.</text:p>
            <text:p text:style-name="P6"><text:s text:c="5"/><text:span text:style-name="T6">Камеры не <text:s/>показали последующих событий, <text:s/>и <text:s/>это само по <text:s/>себе было</text:span></text:p>
            <text:p text:style-name="P7">подозрительно. <text:s/>Боумен услышал крик Пула, затем наступила тишина. Спустя</text:p>
            <text:p text:style-name="P7">мгновение он увидел, как тело товарища уплывает в космос. Аппарат, выйдя</text:p>
            <text:p text:style-name="P7">из-под контроля, протаранил Пула.</text:p>
            <text:p text:style-name="P6"><text:s text:c="5"/>Как признал позднее Боумен, <text:s/>он допустил несколько ошибок - <text:s/>в <text:s/>том</text:p>
            <text:p text:style-name="P6">числе одну непростительную. <text:s/>Надеясь спасти Пула, <text:s/>он вышел в <text:s/>космос на</text:p>
            <text:p text:style-name="P6">другом аппарате, оставив ЭАЛа хозяином корабля.</text:p>
          </table:table-cell>
        </table:table-row>
      </table:table>
      <text:p text:style-name="Text_20_body"/>
      <text:h text:style-name="Heading_20_2" text:outline-level="2">Описан<text:span text:style-name="T9">ие предметной области</text:span></text:h>
      <text:p text:style-name="P13">Все объекты находятся в <text:span text:style-name="T6">Космосе</text:span>. Вначале был некоторый л<text:span text:style-name="T6">етательный аппарат 0</text:span> (номер 0, «Дискавери», имеет манипуляторы, сломаны, имеет <text:span text:style-name="T6">Камеры </text:span><text:span text:style-name="T22">(камеры на корабле включены)</text:span>), на котором находились объекты: <text:span text:style-name="T6">Пул</text:span> (Существо, Человек, жив, <text:span text:style-name="T21">не_руководитель</text:span>), <text:span text:style-name="T6">Боумен</text:span> (Существо, человек, жив, <text:span text:style-name="T21">руководитель</text:span>), <text:span text:style-name="T6">ЭАЛ</text:span> (Существо, кто это, непонятно, скорее всего робот, жив, <text:span text:style-name="T21">не_руководитель</text:span>). <text:span text:style-name="T10">Пул и Боумен — товарищи.</text:span> Пул вылетел на <text:span text:style-name="T6">Аппарате 1</text:span> (номер 1, Без названия, без манипуляторов, цел) в космос. Затем Пул вышел из Аппарата 1, чтобы починить Аппарат 0. Аппарат <text:span text:style-name="T18">1 меняет состояние с «под контролем» на «неконтролируемый»</text:span> В космосе Пула таранит Аппарат 1 <text:span text:style-name="T19">(Пул: «Жив» → «Мёртв»)</text:span>. Боуман вылетел на <text:span text:style-name="T6">Аппарате </text:span><text:span text:style-name="T7">2 </text:span><text:span text:style-name="T17">(номер 2, Без названия, цел, нет камер, </text:span><text:span text:style-name="T20">нет манипуляторов</text:span><text:span text:style-name="T17">) чтобы проверить Пула. </text:span><text:span text:style-name="T11">Боуман назначил ЭАЛ руководителем корабля </text:span><text:span text:style-name="T16">(тут описание того, что поменялись права)</text:span><text:span text:style-name="T11">. Камеры Аппарата </text:span><text:span text:style-name="T12">0</text:span><text:span text:style-name="T11"> не показали как Аппарат </text:span><text:span text:style-name="T12">1 таранит Пула. </text:span><text:span text:style-name="T13">(Камеры на корабле: вкл → <text:s/>выкл</text:span><text:span text:style-name="T14">). </text:span><text:span text:style-name="T15">Боуман вышел в Космос на Аппарате 2.</text:span></text:p>
      <text:p text:style-name="P13">Существа<text:span text:style-name="T15">:</text:span></text:p>
      <text:p text:style-name="P15">- Человек</text:p>
      <text:p text:style-name="P15">- Робот</text:p>
      <text:p text:style-name="P13"><text:soft-page-break/><text:span text:style-name="T15"/></text:p>
      <text:p text:style-name="P15">Летательные аппараты</text:p>
      <text:p text:style-name="P15">Пространство:</text:p>
      <text:p text:style-name="P15">- Космос</text:p>
      <text:p text:style-name="P13"><text:span text:style-name="T15"/></text:p>
      <text:p text:style-name="P14"><text:span text:style-name="T15">и</text:span><text:span text:style-name="T10">змерить урон аппаратам</text:span></text:p>
      <text:p text:style-name="P16">контроль (связь между таблицами)</text:p>
      <text:p text:style-name="P16">связать камеры, товарищи 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03T15:42:35.672466912</dc:date>
    <meta:editing-duration>P4DT17H15M12S</meta:editing-duration>
    <meta:editing-cycles>657</meta:editing-cycles>
    <meta:print-date>2024-09-11T19:48:02.397916277</meta:print-date>
    <meta:printed-by>PDF files</meta:printed-by>
    <meta:document-statistic meta:table-count="2" meta:image-count="0" meta:object-count="0" meta:page-count="4" meta:paragraph-count="38" meta:word-count="354" meta:character-count="2513" meta:non-whitespace-character-count="2160"/>
  </office:meta>
</office:document-meta>
</file>